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Noto Mono" svg:font-family="'Noto Mono'" style:font-pitch="fixed"/>
    <style:font-face style:name="Source Code Pro Medium" svg:font-family="'Source Code Pro Medium'" style:font-pitch="fixed"/>
    <style:font-face style:name="Liberation Serif1" svg:font-family="'Liberation Serif'" style:font-pitch="variable"/>
    <style:font-face style:name="Noto Mono1" svg:font-family="'Noto Mono'"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 fo:language="en" fo:country="US"/>
    </style:style>
    <style:style style:name="P3" style:family="paragraph" style:parent-style-name="Text_20_body">
      <style:text-properties style:font-name="FreeSerif" fo:language="en" fo:country="US" officeooo:rsid="000f25ca" officeooo:paragraph-rsid="000f25ca"/>
    </style:style>
    <style:style style:name="P4" style:family="paragraph" style:parent-style-name="Text_20_body">
      <style:text-properties style:font-name="FreeSerif" fo:language="en" fo:country="US" officeooo:rsid="00109b28" officeooo:paragraph-rsid="00109b28"/>
    </style:style>
    <style:style style:name="P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9" style:family="paragraph" style:parent-style-name="Text_20_body">
      <style:text-properties fo:language="en" fo:country="US" officeooo:paragraph-rsid="000f25ca"/>
    </style:style>
    <style:style style:name="P10" style:family="paragraph" style:parent-style-name="Text_20_body">
      <style:text-properties style:font-name="FreeSerif" fo:language="en" fo:country="US" officeooo:rsid="000f25ca" officeooo:paragraph-rsid="000f25ca"/>
    </style:style>
    <style:style style:name="P11" style:family="paragraph" style:parent-style-name="Text_20_body">
      <style:text-properties style:font-name="FreeSerif" fo:language="en" fo:country="US" officeooo:rsid="001421bb" officeooo:paragraph-rsid="001421bb"/>
    </style:style>
    <style:style style:name="P12" style:family="paragraph" style:parent-style-name="Text_20_body">
      <style:text-properties style:font-name="FreeSerif" fo:language="en" fo:country="US" officeooo:rsid="00109b28" officeooo:paragraph-rsid="00109b28"/>
    </style:style>
    <style:style style:name="P13"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0f25ca"/>
    </style:style>
    <style:style style:name="P14"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596c2"/>
    </style:style>
    <style:style style:name="P15" style:family="paragraph" style:parent-style-name="Text_20_body">
      <style:text-properties fo:font-variant="normal" fo:text-transform="none" fo:color="#24292e" style:font-name="FreeSerif" fo:font-size="12pt" fo:letter-spacing="normal" fo:language="en" fo:country="US" fo:font-style="normal" fo:font-weight="normal" officeooo:rsid="000f25ca" officeooo:paragraph-rsid="001a949f"/>
    </style:style>
    <style:style style:name="P16" style:family="paragraph" style:parent-style-name="Text_20_body">
      <style:text-properties fo:font-variant="normal" fo:text-transform="none" fo:color="#24292e" style:font-name="FreeSerif" fo:font-size="12pt" fo:letter-spacing="normal" fo:language="en" fo:country="US" fo:font-style="normal" fo:font-weight="normal" officeooo:rsid="00145d4b" officeooo:paragraph-rsid="00145d4b"/>
    </style:style>
    <style:style style:name="P17" style:family="paragraph" style:parent-style-name="Text_20_body">
      <style:text-properties fo:font-variant="normal" fo:text-transform="none" fo:color="#24292e" style:font-name="FreeSerif" fo:font-size="12pt" fo:letter-spacing="normal" fo:language="en" fo:country="US" fo:font-style="normal" fo:font-weight="normal" officeooo:rsid="001a949f" officeooo:paragraph-rsid="001a949f"/>
    </style:style>
    <style:style style:name="P1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 fo:font-size="12pt" fo:letter-spacing="normal" fo:language="en" fo:country="US" fo:font-style="normal" fo:font-weight="normal" officeooo:rsid="00109b28" officeooo:paragraph-rsid="00109b28"/>
    </style:style>
    <style:style style:name="P19" style:family="paragraph" style:parent-style-name="Heading_20_3">
      <style:text-properties style:font-name="FreeSans" fo:font-size="12pt" fo:language="en" fo:country="US" style:font-size-asian="12pt" style:font-size-complex="12pt"/>
    </style:style>
    <style:style style:name="P20" style:family="paragraph" style:parent-style-name="Heading_20_3">
      <style:text-properties fo:font-size="12pt" style:font-size-asian="12pt" style:font-size-complex="12pt"/>
    </style:style>
    <style:style style:name="P21" style:family="paragraph">
      <style:text-properties style:font-name="Source Code Pro Medium"/>
    </style:style>
    <style:style style:name="P22" style:family="paragraph">
      <loext:graphic-properties draw:fill="solid" draw:fill-color="#eeeeee"/>
      <style:text-properties style:font-name="Source Code Pro Medium" fo:font-size="12pt"/>
    </style:style>
    <style:style style:name="P23" style:family="paragraph">
      <loext:graphic-properties draw:fill="solid" draw:fill-color="#eeeeee"/>
      <style:text-properties style:font-name="Source Code Pro Medium"/>
    </style:style>
    <style:style style:name="P24" style:family="paragraph">
      <loext:graphic-properties draw:fill="solid" draw:fill-color="#eeeeee"/>
    </style:style>
    <style:style style:name="P25" style:family="paragraph">
      <loext:graphic-properties draw:fill="solid" draw:fill-color="#eeeeee"/>
      <style:text-properties fo:font-size="12pt"/>
    </style:style>
    <style:style style:name="P26" style:family="paragraph">
      <style:paragraph-properties fo:margin-left="0in" fo:margin-right="0in" fo:margin-top="0in" fo:margin-bottom="0.1665in" fo:text-indent="0in"/>
      <style:text-properties style:font-name="Source Code Pro Medium"/>
    </style:style>
    <style:style style:name="P27" style:family="paragraph">
      <loext:graphic-properties draw:fill="solid" draw:fill-color="#eeeeee"/>
      <style:paragraph-properties fo:margin-left="0in" fo:margin-right="0in" fo:margin-top="0in" fo:margin-bottom="0.1665in" fo:text-indent="0in"/>
      <style:text-properties style:font-name="Source Code Pro Medium" fo:font-size="12pt" style:font-name-complex="FreeSerif"/>
    </style:style>
    <style:style style:name="P28" style:family="paragraph">
      <style:text-properties style:font-name="Source Code Pro Medium" fo:font-size="12pt"/>
    </style:style>
    <style:style style:name="P29" style:family="paragraph">
      <style:text-properties fo:color="#000000" style:font-name="Source Code Pro Medium" fo:font-size="12pt"/>
    </style:style>
    <style:style style:name="P30" style:family="paragraph">
      <loext:graphic-properties draw:fill="solid" draw:fill-color="#eeeeee"/>
      <style:text-properties fo:color="#000000" style:font-name="Source Code Pro Medium" fo:font-size="12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color="#0000aa" style:font-name="Source Code Pro Medium" fo:font-size="12pt"/>
    </style:style>
    <style:style style:name="T7" style:family="text">
      <style:text-properties fo:color="#000000" style:font-name="Source Code Pro Medium" fo:font-size="12pt"/>
    </style:style>
    <style:style style:name="T8" style:family="text">
      <style:text-properties fo:color="#00aa00" style:font-name="Source Code Pro Medium" fo:font-size="12pt"/>
    </style:style>
    <style:style style:name="T9" style:family="text">
      <style:text-properties fo:color="#00aaaa" style:font-name="Source Code Pro Medium" fo:font-size="12pt"/>
    </style:style>
    <style:style style:name="T10" style:family="text">
      <style:text-properties fo:color="#1e90ff" style:font-name="Source Code Pro Medium" fo:font-size="12pt"/>
    </style:style>
    <style:style style:name="T11" style:family="text">
      <style:text-properties fo:color="#0000aa" style:font-name="Source Code Pro Medium"/>
    </style:style>
    <style:style style:name="T12" style:family="text">
      <style:text-properties fo:color="#000000" style:font-name="Source Code Pro Medium"/>
    </style:style>
    <style:style style:name="T13" style:family="text">
      <style:text-properties fo:color="#00aa00" style:font-name="Source Code Pro Medium"/>
    </style:style>
    <style:style style:name="T14" style:family="text">
      <style:text-properties fo:color="#aaaaaa" style:font-name="Source Code Pro Medium"/>
    </style:style>
    <style:style style:name="T15" style:family="text">
      <style:text-properties fo:color="#aa5500" style:font-name="Source Code Pro Medium"/>
    </style:style>
    <style:style style:name="T16" style:family="text">
      <style:text-properties fo:color="#00aaaa" style:font-name="Source Code Pro Medium"/>
    </style:style>
    <style:style style:name="T17" style:family="text">
      <style:text-properties fo:color="#000000"/>
    </style:style>
    <style:style style:name="T18" style:family="text">
      <style:text-properties fo:color="#aaaaaa" style:font-name="Source Code Pro Medium" fo:font-size="12pt"/>
    </style:style>
    <style:style style:name="T19" style:family="text">
      <style:text-properties fo:color="#000000" fo:font-size="12pt"/>
    </style:style>
    <style:style style:name="T20" style:family="text">
      <style:text-properties fo:color="#0000aa" style:font-name="Source Code Pro Medium" fo:font-size="12pt" style:font-name-complex="FreeSerif"/>
    </style:style>
    <style:style style:name="T21" style:family="text">
      <style:text-properties fo:color="#000000" style:font-name="Source Code Pro Medium" fo:font-size="12pt" style:font-name-complex="FreeSerif"/>
    </style:style>
    <style:style style:name="T22" style:family="text">
      <style:text-properties fo:color="#00aa00" style:font-name="Source Code Pro Medium" fo:font-size="12pt" style:font-name-complex="FreeSerif"/>
    </style:style>
    <style:style style:name="T23" style:family="text">
      <style:text-properties fo:color="#000000" style:font-name="Source Code Pro Medium" fo:font-size="12pt" style:font-size-asian="12pt" style:font-name-complex="FreeSerif"/>
    </style:style>
    <style:style style:name="T24" style:family="text">
      <style:text-properties fo:color="#00aaaa" style:font-name="Source Code Pro Medium" fo:font-size="12pt" style:font-name-complex="FreeSerif"/>
    </style:style>
    <style:style style:name="T25" style:family="text">
      <style:text-properties fo:color="#1e90ff" style:font-name="Source Code Pro Medium" fo:font-size="12pt" style:font-name-complex="FreeSerif"/>
    </style:style>
    <style:style style:name="T26" style:family="text">
      <style:text-properties fo:color="#aa5500" style:font-name="Source Code Pro Medium" fo:font-size="12pt"/>
    </style:style>
    <style:style style:name="T27" style:family="text">
      <style:text-properties fo:color="#888888" style:font-name="Source Code Pro Medium"/>
    </style:style>
    <style:style style:name="T28" style:family="text">
      <style:text-properties fo:color="#1e90ff" style:font-name="Source Code Pro Medium"/>
    </style:style>
    <style:style style:name="T29" style:family="text">
      <style:text-properties style:font-name="Source Code Pro Medium"/>
    </style: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2.789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5965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0.62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1654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0.9728in" fo:padding-top="0.1201in" fo:padding-bottom="0.1201in" fo:padding-left="0.1201in" fo:padding-right="0.1201in"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solid" draw:fill-color="#eeeeee" fo:min-height="2.2311in" fo:padding-top="0.1201in" fo:padding-bottom="0.1201in" fo:padding-left="0.1201in" fo:padding-right="0.1201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color="#000000" draw:fill="solid" draw:fill-color="#eeeeee" fo:min-height="1.8465in" fo:padding-top="0.1201in" fo:padding-bottom="0.1201in" fo:padding-left="0.1201in" fo:padding-right="0.1201in" style:run-through="foreground" style:wrap="run-through" style:number-wrapped-paragraphs="no-limit" style:vertical-pos="from-top" style:vertical-rel="paragraph" style:horizontal-pos="left" style:horizontal-rel="paragraph"/>
    </style:style>
    <style:style style:name="gr10" style:family="graphic">
      <style:graphic-properties draw:stroke="solid" svg:stroke-color="#000000" draw:fill="solid" draw:fill-color="#eeeeee" fo:min-height="0.3327in" fo:padding-top="0.1201in" fo:padding-bottom="0.1201in" fo:padding-left="0.1201in" fo:padding-right="0.1201in" style:run-through="foreground" style:wrap="run-through" style:number-wrapped-paragraphs="no-limit" style:vertical-pos="from-top" style:vertical-rel="paragraph" style:horizontal-pos="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22" svg:width="7.4378in" svg:height="2.1287in" svg:x="0.7701in" svg:y="4.0846in">
        <draw:text-box>
          <text:p text:style-name="P21"><text:span text:style-name="T6">public</text:span><text:span text:style-name="T7"> </text:span><text:span text:style-name="T6">class</text:span><text:span text:style-name="T7"> </text:span><text:span text:style-name="T8">main</text:span><text:span text:style-name="T7"> {</text:span></text:p>
          <text:p text:style-name="P21"><text:span text:style-name="T7"><text:s text:c="4"/></text:span><text:span text:style-name="T6">public</text:span><text:span text:style-name="T7"> </text:span><text:span text:style-name="T6">static</text:span><text:span text:style-name="T7"> </text:span><text:span text:style-name="T9">void</text:span><text:span text:style-name="T7"> </text:span><text:span text:style-name="T8">main</text:span><text:span text:style-name="T7">( String []args ) {</text:span></text:p>
          <text:p text:style-name="P21"><text:span text:style-name="T7"/></text:p>
          <text:p text:style-name="P21"><text:span text:style-name="T7"><text:s text:c="8"/></text:span><text:span text:style-name="T7">SingleTon mySingle = SingleTon.</text:span><text:span text:style-name="T10">getInstance</text:span><text:span text:style-name="T7">();</text:span></text:p>
          <text:p text:style-name="P21"><text:span text:style-name="T7"><text:s text:c="8"/></text:span><text:span text:style-name="T7">System.</text:span><text:span text:style-name="T10">out</text:span><text:span text:style-name="T7">.</text:span><text:span text:style-name="T10">println</text:span><text:span text:style-name="T7">(mySingle.</text:span><text:span text:style-name="T10">helloWorld</text:span><text:span text:style-name="T7">());</text:span></text:p>
          <text:p text:style-name="P21"><text:span text:style-name="T7"><text:s text:c="4"/></text:span><text:span text:style-name="T7">}</text:span></text:p>
          <text:p text:style-name="P21"><text:span text:style-name="T7">}</text:span></text:p>
        </draw:text-box>
      </draw:frame>
      <text:p text:style-name="P1"/>
      <text:p text:style-name="P1"/>
      <text:h text:style-name="P19" text:outline-level="3">Singleton pattern</text:h>
      <text:p text:style-name="P2">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2">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3"/>
      <text:p text:style-name="P3">In file SingleTon.java</text:p>
      <text:p text:style-name="P3"><draw:frame text:anchor-type="paragraph" draw:z-index="1" draw:name="Shape2" draw:style-name="gr2" draw:text-style-name="P23" svg:width="7.3858in" svg:height="3.387in" svg:x="0.0146in" svg:y="-0.0366in"><draw:text-box><text:p text:style-name="P21"><text:span text:style-name="T11">public</text:span><text:span text:style-name="T12"> </text:span><text:span text:style-name="T11">class</text:span><text:span text:style-name="T12"> </text:span><text:span text:style-name="T13">SingleTon</text:span><text:span text:style-name="T12"> {</text:span></text:p><text:p text:style-name="P21"><text:span text:style-name="T12"/></text:p><text:p text:style-name="P21"><text:span text:style-name="T12"><text:s text:c="4"/></text:span><text:span text:style-name="T11">private</text:span><text:span text:style-name="T12"> </text:span><text:span text:style-name="T11">static</text:span><text:span text:style-name="T12"> SingleTon instance = </text:span><text:span text:style-name="T11">new</text:span><text:span text:style-name="T12"> SingleTon(); </text:span><text:span text:style-name="T14">// Eager initalization.</text:span></text:p><text:p text:style-name="P21"><text:span text:style-name="T12"><text:s text:c="4"/></text:span><text:span text:style-name="T11">private</text:span><text:span text:style-name="T12"> </text:span><text:span text:style-name="T13">SingleTon</text:span><text:span text:style-name="T12">(){ } </text:span><text:span text:style-name="T14">// Private constructor to prevent accidental reflection (creating a new singleton instance with new)</text:span></text:p><text:p text:style-name="P21"><text:span text:style-name="T12"/></text:p><text:p text:style-name="P21"><text:span text:style-name="T12"><text:s text:c="4"/></text:span><text:span text:style-name="T11">public</text:span><text:span text:style-name="T12"> </text:span><text:span text:style-name="T11">static</text:span><text:span text:style-name="T12"> SingleTon </text:span><text:span text:style-name="T13">getInstance</text:span><text:span text:style-name="T12">(){</text:span></text:p><text:p text:style-name="P21"><text:span text:style-name="T12"><text:s text:c="8"/></text:span><text:span text:style-name="T11">return</text:span><text:span text:style-name="T12"> instance;</text:span></text:p><text:p text:style-name="P21"><text:span text:style-name="T12"><text:s text:c="4"/></text:span><text:span text:style-name="T12">}</text:span></text:p><text:p text:style-name="P21"><text:span text:style-name="T12"/></text:p><text:p text:style-name="P21"><text:span text:style-name="T12"><text:s text:c="4"/></text:span><text:span text:style-name="T11">public</text:span><text:span text:style-name="T12"> String </text:span><text:span text:style-name="T13">helloWorld</text:span><text:span text:style-name="T12">(){</text:span></text:p><text:p text:style-name="P21"><text:span text:style-name="T12"><text:s text:c="8"/></text:span><text:span text:style-name="T11">return</text:span><text:span text:style-name="T12"> </text:span><text:span text:style-name="T15">"Hello World"</text:span><text:span text:style-name="T12">;</text:span></text:p><text:p text:style-name="P21"><text:span text:style-name="T12"><text:s text:c="4"/></text:span><text:span text:style-name="T12">}</text:span></text:p><text:p text:style-name="P21"><text:span text:style-name="T12">}</text:span></text:p></draw:text-box></draw:frame></text:p>
      <text:p text:style-name="P3"/>
      <text:p text:style-name="P3"/>
      <text:p text:style-name="P3"/>
      <text:p text:style-name="P3"/>
      <text:p text:style-name="P3"/>
      <text:p text:style-name="P3"/>
      <text:p text:style-name="P3"/>
      <text:p text:style-name="P3"/>
      <text:p text:style-name="P3"/>
      <text:p text:style-name="P9"><text:soft-page-break/></text:p>
      <text:h text:style-name="P19" text:outline-level="3">Facade</text:h>
      <text:p text:style-name="P5">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6"><draw:frame text:anchor-type="paragraph" draw:z-index="5" draw:name="Shape6" draw:style-name="gr6" draw:text-style-name="P27" svg:width="7.3496in" svg:height="2.4161in" svg:x="0.0299in" svg:y="0.0228in"><draw:text-box><text:p text:style-name="P26"><text:span text:style-name="T20">public</text:span><text:span text:style-name="T21"> </text:span><text:span text:style-name="T20">class</text:span><text:span text:style-name="T21"> </text:span><text:span text:style-name="T22">main</text:span><text:span text:style-name="T21"> {</text:span></text:p><text:p text:style-name="P26"><text:span text:style-name="T23"><text:s text:c="4"/></text:span><text:span text:style-name="T20">public</text:span><text:span text:style-name="T21"> </text:span><text:span text:style-name="T20">static</text:span><text:span text:style-name="T21"> </text:span><text:span text:style-name="T24">void</text:span><text:span text:style-name="T21"> </text:span><text:span text:style-name="T22">main</text:span><text:span text:style-name="T21">( String []args ) {</text:span></text:p><text:p text:style-name="P26"><text:span text:style-name="T23"><text:s text:c="8"/></text:span><text:span text:style-name="T21">SpaceShip spaceShip = </text:span><text:span text:style-name="T20">new</text:span><text:span text:style-name="T21"> SpaceShip();</text:span></text:p><text:p text:style-name="P26"><text:span text:style-name="T23"><text:s text:c="8"/></text:span><text:span text:style-name="T21">spaceShip.</text:span><text:span text:style-name="T25">startSpaceShip</text:span><text:span text:style-name="T21">();</text:span></text:p><text:p text:style-name="P26"><text:span text:style-name="T23"><text:s text:c="4"/></text:span><text:span text:style-name="T21">}</text:span></text:p><text:p text:style-name="P26"><text:span text:style-name="T21">}</text:span></text:p></draw:text-box></draw:frame></text:p>
      <text:p text:style-name="P6"/>
      <text:p text:style-name="P6"/>
      <text:p text:style-name="P6"/>
      <text:p text:style-name="P6"/>
      <text:p text:style-name="P7"/>
      <text:p text:style-name="P8"/>
      <text:p text:style-name="P8">In file SpaceShip.java</text:p>
      <text:p text:style-name="P8"><draw:frame text:anchor-type="paragraph" draw:z-index="2" draw:name="Shape3" draw:style-name="gr3" draw:text-style-name="P22" svg:width="7.3969in" svg:height="2.9677in" svg:x="0.0457in" svg:y="-0.0146in"><draw:text-box><text:p text:style-name="P21"><text:span text:style-name="T6">public</text:span><text:span text:style-name="T7"> </text:span><text:span text:style-name="T6">class</text:span><text:span text:style-name="T7"> </text:span><text:span text:style-name="T8">SpaceShip</text:span><text:span text:style-name="T7"> {</text:span></text:p><text:p text:style-name="P21"><text:span text:style-name="T7"><text:s text:c="4"/></text:span><text:span text:style-name="T6">private</text:span><text:span text:style-name="T7"> FuelInjector fuelInjector;</text:span></text:p><text:p text:style-name="P21"><text:span text:style-name="T7"><text:s text:c="4"/></text:span><text:span text:style-name="T6">private</text:span><text:span text:style-name="T7"> Engine engine;</text:span></text:p><text:p text:style-name="P21"><text:span text:style-name="T7"/></text:p><text:p text:style-name="P21"><text:span text:style-name="T7"><text:s text:c="4"/></text:span><text:span text:style-name="T7">SpaceShip(){</text:span></text:p><text:p text:style-name="P21"><text:span text:style-name="T7"><text:s text:c="8"/></text:span><text:span text:style-name="T7">FuelInjector fuelInjector = </text:span><text:span text:style-name="T6">new</text:span><text:span text:style-name="T7"> FuelInjector();</text:span></text:p><text:p text:style-name="P21"><text:span text:style-name="T7"><text:s text:c="8"/></text:span><text:span text:style-name="T7">Engine engine = </text:span><text:span text:style-name="T6">new</text:span><text:span text:style-name="T7"> Engine();</text:span></text:p><text:p text:style-name="P21"><text:span text:style-name="T7"><text:s text:c="4"/></text:span><text:span text:style-name="T7">}</text:span></text:p><text:p text:style-name="P21"><text:span text:style-name="T7"><text:s text:c="4"/></text:span><text:span text:style-name="T6">public</text:span><text:span text:style-name="T7"> </text:span><text:span text:style-name="T9">void</text:span><text:span text:style-name="T7"> </text:span><text:span text:style-name="T8">startSpaceShip</text:span><text:span text:style-name="T7">(){</text:span></text:p><text:p text:style-name="P21"><text:span text:style-name="T7"><text:s text:c="8"/></text:span><text:span text:style-name="T7">fuelInjector.</text:span><text:span text:style-name="T10">injectFuel</text:span><text:span text:style-name="T7">(engine);</text:span></text:p><text:p text:style-name="P21"><text:span text:style-name="T7"><text:s text:c="8"/></text:span><text:span text:style-name="T7">engine.</text:span><text:span text:style-name="T10">start</text:span><text:span text:style-name="T7">();</text:span></text:p><text:p text:style-name="P21"><text:span text:style-name="T7"><text:s text:c="4"/></text:span><text:span text:style-name="T7">}</text:span></text:p><text:p text:style-name="P21"><text:span text:style-name="T7">}</text:span></text:p></draw:text-box></draw:frame></text:p>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text:soft-page-break/></text:p>
      <text:p text:style-name="P4"/>
      <text:p text:style-name="P4">In file engine.java</text:p>
      <text:p text:style-name="P4"/>
      <text:p text:style-name="P4"><draw:frame text:anchor-type="paragraph" draw:z-index="3" draw:name="Shape4" draw:style-name="gr4" draw:text-style-name="P24" svg:width="7.3543in" svg:height="1.4815in" svg:x="0.0146in" svg:y="-0.3902in"><draw:text-box><text:p><text:span text:style-name="T11">public</text:span><text:span text:style-name="T12"> </text:span><text:span text:style-name="T11">class</text:span><text:span text:style-name="T12"> </text:span><text:span text:style-name="T13">Engine</text:span><text:span text:style-name="T12"> {</text:span></text:p><text:p><text:span text:style-name="T12"><text:s text:c="4"/></text:span><text:span text:style-name="T11">public</text:span><text:span text:style-name="T12"> </text:span><text:span text:style-name="T16">void</text:span><text:span text:style-name="T12"> </text:span><text:span text:style-name="T13">start</text:span><text:span text:style-name="T12">(){</text:span></text:p><text:p><text:span text:style-name="T12"><text:s text:c="5"/></text:span><text:span text:style-name="T14">//starts an engine</text:span></text:p><text:p><text:span text:style-name="T12"><text:s text:c="4"/></text:span><text:span text:style-name="T12">}</text:span></text:p><text:p><text:span text:style-name="T12">}</text:span></text:p><text:p><text:span text:style-name="T17"/></text:p></draw:text-box></draw:frame></text:p>
      <text:p text:style-name="P3"/>
      <text:p text:style-name="P3"/>
      <text:p text:style-name="P3"/>
      <text:p text:style-name="P4">In file FuelInjector.java</text:p>
      <text:p text:style-name="P4"><draw:frame text:anchor-type="paragraph" draw:z-index="4" draw:name="Shape5" draw:style-name="gr5" draw:text-style-name="P25" svg:width="7.3543in" svg:height="1.4815in" svg:x="0.0043in" svg:y="-0.1134in"><draw:text-box><text:p><text:span text:style-name="T6">public</text:span><text:span text:style-name="T7"> </text:span><text:span text:style-name="T6">class</text:span><text:span text:style-name="T7"> </text:span><text:span text:style-name="T8">FuelInjector</text:span><text:span text:style-name="T7"> {</text:span></text:p><text:p><text:span text:style-name="T7"><text:s text:c="4"/></text:span><text:span text:style-name="T6">public</text:span><text:span text:style-name="T7"> </text:span><text:span text:style-name="T9">void</text:span><text:span text:style-name="T7"> </text:span><text:span text:style-name="T8">injectFuel</text:span><text:span text:style-name="T7">(Engine engine){</text:span></text:p><text:p><text:span text:style-name="T7"><text:s text:c="8"/></text:span><text:span text:style-name="T18">//inject fuel into engine</text:span></text:p><text:p><text:span text:style-name="T7"><text:s text:c="4"/></text:span><text:span text:style-name="T7">}</text:span></text:p><text:p><text:span text:style-name="T7">}</text:span></text:p><text:p><text:span text:style-name="T19"/></text:p></draw:text-box></draw:frame></text:p>
      <text:p text:style-name="P3"/>
      <text:p text:style-name="P3"/>
      <text:p text:style-name="P3"/>
      <text:h text:style-name="P20" text:outline-level="3">Template Method</text:h>
      <text:p text:style-name="P11">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3"><draw:frame text:anchor-type="paragraph" draw:z-index="6" draw:name="Shape7" draw:style-name="gr7" draw:text-style-name="P22" svg:width="7.3287in" svg:height="1.2898in" svg:x="-0.0118in" svg:y="-0.0453in"><draw:text-box><text:p text:style-name="P28"><text:span text:style-name="T11">public</text:span><text:span text:style-name="T12"> </text:span><text:span text:style-name="T11">class</text:span><text:span text:style-name="T12"> </text:span><text:span text:style-name="T13">main</text:span><text:span text:style-name="T12"> {</text:span></text:p><text:p text:style-name="P28"><text:span text:style-name="T12"><text:s text:c="4"/></text:span><text:span text:style-name="T11">public</text:span><text:span text:style-name="T12"> </text:span><text:span text:style-name="T11">static</text:span><text:span text:style-name="T12"> </text:span><text:span text:style-name="T16">void</text:span><text:span text:style-name="T12"> </text:span><text:span text:style-name="T13">main</text:span><text:span text:style-name="T12">(String[] args){</text:span></text:p><text:p text:style-name="P28"><text:span text:style-name="T12"><text:s text:c="4"/></text:span><text:span text:style-name="T12">Button button = </text:span><text:span text:style-name="T11">new</text:span><text:span text:style-name="T12"> Button();</text:span></text:p><text:p text:style-name="P28"><text:span text:style-name="T12"><text:s text:c="4"/></text:span><text:span text:style-name="T12">}</text:span></text:p><text:p text:style-name="P28"><text:span text:style-name="T12">}</text:span></text:p></draw:text-box></draw:frame></text:p>
      <text:p text:style-name="P3"/>
      <text:p text:style-name="P3"/>
      <text:p text:style-name="P3"/>
      <text:p text:style-name="P16"/>
      <text:p text:style-name="P16"/>
      <text:p text:style-name="P16"/>
      <text:p text:style-name="P16"/>
      <text:p text:style-name="P16"/>
      <text:p text:style-name="P16"/>
      <text:p text:style-name="P16"/>
      <text:p text:style-name="P16"><text:soft-page-break/></text:p>
      <text:p text:style-name="P16"/>
      <text:p text:style-name="P16">In file GUIComponent.java</text:p>
      <text:p text:style-name="P16"><draw:frame text:anchor-type="paragraph" draw:z-index="7" draw:name="Shape7" draw:style-name="gr8" draw:text-style-name="P22" svg:width="7.298in" svg:height="2.9677in" svg:x="-0.0118in" svg:y="-0.0638in"><draw:text-box><text:p text:style-name="P21"><text:span text:style-name="T6">public</text:span><text:span text:style-name="T7"> </text:span><text:span text:style-name="T6">class</text:span><text:span text:style-name="T7"> </text:span><text:span text:style-name="T8">GUIComponent</text:span><text:span text:style-name="T7"> {</text:span></text:p><text:p text:style-name="P21"><text:span text:style-name="T7"><text:s text:c="4"/></text:span><text:span text:style-name="T6">private</text:span><text:span text:style-name="T7"> </text:span><text:span text:style-name="T9">void</text:span><text:span text:style-name="T7"> </text:span><text:span text:style-name="T8">clearBackground</text:span><text:span text:style-name="T7">(){</text:span></text:p><text:p text:style-name="P21"><text:span text:style-name="T7"><text:s text:c="8"/></text:span><text:span text:style-name="T7">System.</text:span><text:span text:style-name="T10">out</text:span><text:span text:style-name="T7">.</text:span><text:span text:style-name="T10">println</text:span><text:span text:style-name="T7">(</text:span><text:span text:style-name="T26">"clearing background"</text:span><text:span text:style-name="T7">);</text:span></text:p><text:p text:style-name="P21"><text:span text:style-name="T7"><text:s text:c="4"/></text:span><text:span text:style-name="T7">}</text:span></text:p><text:p text:style-name="P21"><text:span text:style-name="T7"><text:s text:c="4"/></text:span><text:span text:style-name="T6">public</text:span><text:span text:style-name="T7"> </text:span><text:span text:style-name="T9">void</text:span><text:span text:style-name="T7"> </text:span><text:span text:style-name="T8">repaint</text:span><text:span text:style-name="T7">(){</text:span></text:p><text:p text:style-name="P21"><text:span text:style-name="T7"><text:s text:c="8"/></text:span><text:span text:style-name="T7">System.</text:span><text:span text:style-name="T10">out</text:span><text:span text:style-name="T7">.</text:span><text:span text:style-name="T10">println</text:span><text:span text:style-name="T7">(</text:span><text:span text:style-name="T26">"standard repaint"</text:span><text:span text:style-name="T7">); </text:span><text:span text:style-name="T18">//generalized method </text:span></text:p><text:p text:style-name="P21"><text:span text:style-name="T7"><text:s text:c="4"/></text:span><text:span text:style-name="T7">}</text:span></text:p><text:p text:style-name="P21"><text:span text:style-name="T7"><text:s text:c="4"/></text:span><text:span text:style-name="T6">public</text:span><text:span text:style-name="T7"> </text:span><text:span text:style-name="T9">void</text:span><text:span text:style-name="T7"> </text:span><text:span text:style-name="T8">update</text:span><text:span text:style-name="T7">(){ </text:span><text:span text:style-name="T18">//template method that can be overridden by subclasses</text:span></text:p><text:p text:style-name="P21"><text:span text:style-name="T7"><text:s text:c="8"/></text:span><text:span text:style-name="T7">clearBackground();</text:span></text:p><text:p text:style-name="P21"><text:span text:style-name="T7"><text:s text:c="8"/></text:span><text:span text:style-name="T7">repaint();</text:span></text:p><text:p text:style-name="P21"><text:span text:style-name="T7"><text:s text:c="4"/></text:span><text:span text:style-name="T7">}</text:span></text:p><text:p text:style-name="P21"><text:span text:style-name="T7">}</text:span></text:p></draw:text-box></draw:frame></text:p>
      <text:p text:style-name="P16"/>
      <text:p text:style-name="P16"/>
      <text:p text:style-name="P5"/>
      <text:p text:style-name="P5"/>
      <text:p text:style-name="P5"/>
      <text:p text:style-name="P5"/>
      <text:p text:style-name="P5"/>
      <text:p text:style-name="P16"/>
      <text:p text:style-name="P16"/>
      <text:p text:style-name="P16">In file Button.java</text:p>
      <text:p text:style-name="P16"><draw:frame text:anchor-type="paragraph" draw:z-index="8" draw:name="Shape8" draw:style-name="gr9" draw:text-style-name="P22" svg:width="7.2858in" svg:height="2.9677in" svg:x="0in" svg:y="0.0618in"><draw:text-box><text:p text:style-name="P28"><text:span text:style-name="T11">public</text:span><text:span text:style-name="T12"> </text:span><text:span text:style-name="T11">class</text:span><text:span text:style-name="T12"> </text:span><text:span text:style-name="T13">Button</text:span><text:span text:style-name="T12"> </text:span><text:span text:style-name="T11">extends</text:span><text:span text:style-name="T12"> GUIComponent {</text:span></text:p><text:p text:style-name="P28"><text:span text:style-name="T12"/></text:p><text:p text:style-name="P28"><text:span text:style-name="T12"><text:s text:c="4"/></text:span><text:span text:style-name="T27">@Override</text:span></text:p><text:p text:style-name="P28"><text:span text:style-name="T12"><text:s text:c="4"/></text:span><text:span text:style-name="T11">public</text:span><text:span text:style-name="T12"> </text:span><text:span text:style-name="T16">void</text:span><text:span text:style-name="T12"> </text:span><text:span text:style-name="T13">repaint</text:span><text:span text:style-name="T12">(){</text:span></text:p><text:p text:style-name="P28"><text:span text:style-name="T12"><text:s text:c="8"/></text:span><text:span text:style-name="T12">System.</text:span><text:span text:style-name="T28">out</text:span><text:span text:style-name="T12">.</text:span><text:span text:style-name="T28">println</text:span><text:span text:style-name="T12">(</text:span><text:span text:style-name="T15">"Button repaint"</text:span><text:span text:style-name="T12">);</text:span></text:p><text:p text:style-name="P28"><text:span text:style-name="T12"><text:s text:c="4"/></text:span><text:span text:style-name="T12">}</text:span></text:p><text:p text:style-name="P28"><text:span text:style-name="T12"><text:s text:c="4"/></text:span><text:span text:style-name="T12">Button(){</text:span></text:p><text:p text:style-name="P28"><text:span text:style-name="T12"><text:s text:c="8"/></text:span><text:span text:style-name="T12">update();</text:span></text:p><text:p text:style-name="P28"><text:span text:style-name="T12"><text:s text:c="4"/></text:span><text:span text:style-name="T12">}</text:span></text:p><text:p text:style-name="P28"><text:span text:style-name="T12"/></text:p><text:p text:style-name="P28"><text:span text:style-name="T12">}</text:span></text:p><text:p text:style-name="P28"><text:span text:style-name="T12"/></text:p><text:p text:style-name="P28"><text:span text:style-name="T29"/></text:p></draw:text-box></draw:frame></text:p>
      <text:p text:style-name="P5"/>
      <text:p text:style-name="P5"/>
      <text:p text:style-name="P5"/>
      <text:p text:style-name="P5"/>
      <text:p text:style-name="P5"/>
      <text:p text:style-name="P5"/>
      <text:p text:style-name="P5"/>
      <text:p text:style-name="P5"/>
      <text:p text:style-name="P5"/>
      <text:p text:style-name="P17"/>
      <text:p text:style-name="P17"/>
      <text:p text:style-name="P17"/>
      <text:p text:style-name="P17"/>
      <text:p text:style-name="P17"/>
      <text:p text:style-name="P17"><text:soft-page-break/></text:p>
      <text:p text:style-name="P17">Output:</text:p>
      <text:p text:style-name="P17"><draw:frame text:anchor-type="paragraph" draw:z-index="9" draw:name="Shape8" draw:style-name="gr10" draw:text-style-name="P30" svg:width="7.0776in" svg:height="0.6606in" svg:x="0in" svg:y="0.0618in"><draw:text-box><text:p text:style-name="P29"><text:span text:style-name="T12">Clearing background</text:span></text:p><text:p text:style-name="P29"><text:span text:style-name="T12">Button repaint</text:span></text:p></draw:text-box></draw:frame></text:p>
      <text:p text:style-name="P17"/>
      <text:p text:style-name="P17"/>
      <text:p text:style-name="P15"/>
      <text:p text:style-name="P5">[1] Craig Larman. Applying UML and patterns. Third edition. Page 442-446. place of publish: One Lake Street Upper Saddle River,NJ 07458 Publisher Pearson Education, Inc; Publish year 2006.</text:p>
      <text:p text:style-name="P5"/>
      <text:p text:style-name="P14">[<text:span text:style-name="T4">2</text:span>] Craig Larman. Applying UML and patterns. Third edition. Page <text:span text:style-name="T4">461</text:span>-<text:span text:style-name="T4">463</text:span>. place of publish: One Lake Street Upper Saddle River,NJ 07458 Publisher Pearson Education, Inc; Publish year 2006.</text:p>
      <text:p text:style-name="P14"/>
      <text:p text:style-name="P14">[<text:span text:style-name="T4">3</text:span>] Craig Larman. Applying UML and patterns. Third edition. Page <text:span text:style-name="T4">630</text:span>-<text:span text:style-name="T4">633</text:span>. place of publish: One Lake Street Upper Saddle River,NJ 07458 Publisher Pearson Education, Inc; Publish year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tyle:font-face style:name="F" svg:font-family="" style:font-family-generic="roman"/>
    <style:font-face style:name="FreeSerif"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Noto Mono" svg:font-family="'Noto Mono'" style:font-pitch="fixed"/>
    <style:font-face style:name="Source Code Pro Medium" svg:font-family="'Source Code Pro Medium'" style:font-pitch="fixed"/>
    <style:font-face style:name="Liberation Serif1" svg:font-family="'Liberation Serif'" style:font-pitch="variable"/>
    <style:font-face style:name="Noto Mono1" svg:font-family="'Noto Mono'"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apple-system" fo:font-family="apple-system, BlinkMacSystemFont, 'Segoe UI', Helvetica, Arial, sans-serif, 'Apple Color Emoji', 'Segoe UI Emoji'"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2T14:58:10.665246124</dc:date>
    <meta:editing-duration>PT36M19S</meta:editing-duration>
    <meta:editing-cycles>7</meta:editing-cycles>
    <meta:generator>LibreOffice/6.2.8.2$Linux_X86_64 LibreOffice_project/20$Build-2</meta:generator>
    <meta:document-statistic meta:table-count="0" meta:image-count="0" meta:object-count="0" meta:page-count="5" meta:paragraph-count="18" meta:word-count="348" meta:character-count="2168" meta:non-whitespace-character-count="1837"/>
  </office:meta>
</office:document-meta>
</file>